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0rVIkh0HsWchI5Ljzvg4VOc3oQeX803FfI7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25T10:19:32.67</meta:creation-date>
    <dc:date>2021-06-25T14:43:23.32</dc:date>
    <dc:creator>James Lombardi</dc:creator>
    <meta:editing-duration>PT4H17M28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1" meta:paragraph-count="1" meta:word-count="1" meta:character-count="40"/>
  </office:meta>
</office:document-meta>
</file>